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10000006A8C6F5BE9CB66C0E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color="#4a86e8"/>
    </style:style>
    <style:style style:name="P3" style:family="paragraph" style:parent-style-name="Standard">
      <style:paragraph-properties fo:margin-top="0cm" fo:margin-bottom="0cm" loext:contextual-spacing="false"/>
      <style:text-properties fo:color="#4a86e8"/>
    </style:style>
    <style:style style:name="P4" style:family="paragraph" style:parent-style-name="Standard">
      <style:paragraph-properties fo:margin-top="0cm" fo:margin-bottom="0cm" loext:contextual-spacing="false"/>
      <style:text-properties fo:color="#999999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fo:font-weight="bold" style:font-size-asian="30pt" style:font-weight-asian="bold" style:font-size-complex="30pt"/>
    </style:style>
    <style:style style:name="P6" style:family="paragraph" style:parent-style-name="Standard">
      <style:paragraph-properties fo:margin-top="0cm" fo:margin-bottom="0cm" loext:contextual-spacing="false"/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Gloss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Grupo : </text:p>
      <text:p text:style-name="P8">Caio Sergio </text:p>
      <text:p text:style-name="P8">Ygor Pires</text:p>
      <text:p text:style-name="P8">Roberto William</text:p>
      <text:p text:style-name="P8">Matheus Thales </text:p>
      <text:p text:style-name="P1"><text:tab/></text:p>
      <text:p text:style-name="P1"/>
      <text:p text:style-name="P1"><text:soft-page-break/></text:p>
      <text:p text:style-name="P1"/>
      <text:p text:style-name="P1"/>
      <text:p text:style-name="P1"><text:tab/></text:p>
      <text:p text:style-name="P1"><text:span text:style-name="T1">Contratante</text:span> - Pessoa/Empresa que fará a abertura de um pedido de entrega.</text:p>
      <text:p text:style-name="P1"/>
      <text:p text:style-name="P1"><text:span text:style-name="T1">Contratado</text:span> - Motorista que prestará o serviço para o contratante.</text:p>
      <text:p text:style-name="P1"/>
      <text:p text:style-name="P1"><text:span text:style-name="T1">Entrada</text:span> - Abertura de pedido para o entregador, irá se caracterizar uma corrida.</text:p>
      <text:p text:style-name="P1"/>
      <text:p text:style-name="P1"><text:span text:style-name="T1">Requerente</text:span> - Aquele que requer, na aplicação será o contratante.</text:p>
      <text:p text:style-name="P1"/>
      <text:p text:style-name="P1"><text:span text:style-name="T1">Destinatário</text:span> - Pessoa que receberá a entrega.</text:p>
      <text:p text:style-name="P1"/>
      <text:p text:style-name="P1"><text:span text:style-name="T1">Taxa </text:span>- Valor que será pago pelo destinatário pela entrega do produto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color="#4a86e8"/>
    </style:style>
    <style:style style:name="MP2" style:family="paragraph" style:parent-style-name="Standard">
      <style:paragraph-properties fo:margin-top="0cm" fo:margin-bottom="0cm" loext:contextual-spacing="false"/>
      <style:text-properties fo:color="#99999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01.png" text:anchor-type="char" svg:x="-1.402cm" svg:y="0.097cm" svg:width="2.367cm" svg:height="1.446cm" draw:z-index="1"><draw:image xlink:href="Pictures/10000201000000B10000006A8C6F5BE9CB66C0EF.png" xlink:type="simple" xlink:show="embed" xlink:actuate="onLoad"/><svg:desc>1j+ojl1FOMkX9WypfBe43D6kjPKBqR9Pnh7EwXs1M3EMoAJtlCglj...Vt8vU6.png</svg:desc></draw:frame> <text:s text:c="12"/>Documento de Especificação de Requisitos de Software </text:p>
        <text:p text:style-name="MP1"><text:s text:c="13"/>TOP004- Tópicos Avançados </text:p>
        <text:p text:style-name="MP2"><text:s text:c="13"/>Grupo :Caio sergio babler, Roberto William,Ygor Pires, Matheus Thale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09T20:34:38.439133047</dc:date>
    <meta:editing-duration>PT31S</meta:editing-duration>
    <meta:editing-cycles>1</meta:editing-cycles>
    <meta:document-statistic meta:table-count="0" meta:image-count="1" meta:object-count="0" meta:page-count="2" meta:paragraph-count="17" meta:word-count="94" meta:character-count="655" meta:non-whitespace-character-count="530"/>
  </office:meta>
</office:document-meta>
</file>